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stroke="dash" draw:stroke-dash="_32__20_Dots_20_1_20_Dash" draw:fill="none"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cm" svg:y1="7.35cm" svg:x2="14cm" svg:y2="5.445cm">
          <text:p/>
        </draw:line>
        <draw:line draw:style-name="gr1" draw:text-style-name="P1" draw:layer="layout" svg:x1="14.035cm" svg:y1="13.7cm" svg:x2="14.035cm" svg:y2="8.62cm">
          <text:p/>
        </draw:line>
        <draw:custom-shape draw:style-name="gr2" draw:text-style-name="P2" draw:layer="layout" svg:width="11.43cm" svg:height="0.635cm" svg:x="4.81cm" svg:y="4.81cm">
          <text:p text:style-name="P1"><text:span text:style-name="T1">Cliente</text:span></text:p>
          <draw:enhanced-geometry svg:viewBox="0 0 21600 21600" draw:type="rectangle" draw:enhanced-path="M 0 0 L 21600 0 21600 21600 0 21600 0 0 Z N"/>
        </draw:custom-shape>
        <draw:custom-shape draw:style-name="gr3" draw:text-style-name="P2" draw:layer="layout" svg:width="11.43cm" svg:height="1.905cm" svg:x="4.81cm" svg:y="6.715cm">
          <text:p text:style-name="P2"><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2" draw:id="id1" draw:layer="layout" svg:width="3.175cm" svg:height="1.27cm" svg:x="5.445cm" svg:y="11.16cm">
          <text:p text:style-name="P1"><text:span text:style-name="T1">Controlador</text:span></text:p>
          <draw:enhanced-geometry svg:viewBox="0 0 21600 21600" draw:type="rectangle" draw:enhanced-path="M 0 0 L 21600 0 21600 21600 0 21600 0 0 Z N"/>
        </draw:custom-shape>
        <draw:custom-shape draw:style-name="gr4" draw:text-style-name="P1" draw:layer="layout" svg:width="11.43cm" svg:height="8.255cm" svg:x="4.81cm" svg:y="9.89cm">
          <text:p/>
          <draw:enhanced-geometry svg:viewBox="0 0 21600 21600" draw:mirror-horizontal="false" draw:mirror-vertical="false" draw:type="rectangle" draw:enhanced-path="M 0 0 L 21600 0 21600 21600 0 21600 0 0 Z N"/>
        </draw:custom-shape>
        <draw:line draw:style-name="gr1" draw:text-style-name="P1" draw:layer="layout" svg:x1="7.015cm" svg:y1="5.445cm" svg:x2="7.015cm" svg:y2="6.715cm">
          <text:p/>
        </draw:line>
        <draw:line draw:style-name="gr5" draw:text-style-name="P2" draw:layer="layout" svg:x1="7.015cm" svg:y1="8.62cm" svg:x2="7.015cm" svg:y2="11.16cm">
          <text:p/>
        </draw:line>
        <draw:frame draw:style-name="gr6" draw:text-style-name="P3" draw:layer="layout" svg:width="2.085cm" svg:height="0.725cm" svg:x="5.942cm" svg:y="8.99cm">
          <draw:text-box>
            <text:p><text:span text:style-name="T1">Request</text:span></text:p>
          </draw:text-box>
        </draw:frame>
        <draw:custom-shape draw:style-name="gr2" draw:text-style-name="P2" draw:id="id2" draw:layer="layout" svg:width="3.175cm" svg:height="1.27cm" svg:x="5.445cm" svg:y="16.005cm">
          <text:p text:style-name="P1"><text:span text:style-name="T1">Modelo</text:span></text:p>
          <draw:enhanced-geometry svg:viewBox="0 0 21600 21600" draw:type="rectangle" draw:enhanced-path="M 0 0 L 21600 0 21600 21600 0 21600 0 0 Z N"/>
        </draw:custom-shape>
        <draw:custom-shape draw:style-name="gr2" draw:text-style-name="P2" draw:id="id3" draw:layer="layout" svg:width="3.175cm" svg:height="1.27cm" svg:x="12.43cm" svg:y="13.465cm">
          <text:p text:style-name="P1"><text:span text:style-name="T1">Vista</text:span></text:p>
          <draw:enhanced-geometry svg:viewBox="0 0 21600 21600" draw:type="rectangle" draw:enhanced-path="M 0 0 L 21600 0 21600 21600 0 21600 0 0 Z N"/>
        </draw:custom-shape>
        <draw:connector draw:style-name="gr7" draw:text-style-name="P1" draw:layer="layout" svg:x1="7.032cm" svg:y1="12.43cm" svg:x2="7.032cm" svg:y2="16.005cm" draw:start-shape="id1" draw:start-glue-point="2" draw:end-shape="id2" svg:d="m7032 12430v3575">
          <text:p/>
        </draw:connector>
        <draw:connector draw:style-name="gr1" draw:text-style-name="P1" draw:layer="layout" svg:x1="8.62cm" svg:y1="11.795cm" svg:x2="12.43cm" svg:y2="14.1cm" draw:start-shape="id1" draw:start-glue-point="1" draw:end-shape="id3" svg:d="m8620 11795h1904v2305h1906">
          <text:p/>
        </draw:connector>
        <draw:frame draw:style-name="gr6" draw:text-style-name="P3" draw:layer="layout" svg:width="2.415cm" svg:height="0.725cm" svg:x="12.843cm" svg:y="10.991cm">
          <draw:text-box>
            <text:p><text:span text:style-name="T1">Response</text:span></text:p>
          </draw:text-box>
        </draw:frame>
        <draw:frame draw:style-name="gr8" draw:layer="layout" svg:width="2.86cm" svg:height="0.962cm" svg:x="13.435cm" svg:y="17.192cm">
          <draw:text-box>
            <text:p>Servido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2" draw:dots2="1" draw:dots2-length="0.115cm" draw:distance="0.115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24T19:36:10</meta:creation-date>
    <dc:date>2009-04-24T19:59:43</dc:date>
    <meta:editing-duration>PT00H08M33S</meta:editing-duration>
    <meta:editing-cycles>1</meta:editing-cycles>
    <meta:document-statistic meta:object-count="15"/>
    <meta:generator>OpenOffice.org/3.0$Unix OpenOffice.org_project/300m15$Build-9379</meta:generator>
    <meta:user-defined meta:name="Info 1"/>
    <meta:user-defined meta:name="Info 2"/>
    <meta:user-defined meta:name="Info 3"/>
    <meta:user-defined meta:name="Info 4"/>
  </office:meta>
</office:document-meta>
</file>